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use-window-font-color="true" style:letter-kerning="true" fo:language="en" fo:country="US" style:language-asian="hi" style:country-asian="IN" style:font-name-asian="Lohit Devanagari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column table:style-name="co1" table:number-columns-repeated="3" table:default-cell-style-name="ce4"/>
        <table:table-column table:style-name="co1" table:number-columns-repeated="1003" table:default-cell-style-name="Default"/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  <table:table-cell table:number-columns-repeated="98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he Effect of Population Bottleneck Size and Selective Regime</text:p>
            <text:p>on Genetic Diversity and Evolvability in Bacteria</text:p>
          </table:table-cell>
          <table:table-cell table:style-name="ce3" office:value-type="string" calcext:value-type="string">
            <text:p><text:span text:style-name="T1">(Wein and Dagan, 2019)</text:span></text:p>
          </table:table-cell>
          <table:table-cell office:value-type="string" calcext:value-type="string">
            <text:p>relative fitness through competition assays </text:p>
          </table:table-cell>
          <table:table-cell/>
          <table:table-cell office:value-type="string" calcext:value-type="string">
            <text:p>From Graph </text:p>
          </table:table-cell>
          <table:table-cell table:number-columns-repeated="12"/>
          <table:table-cell table:style-name="Default" table:number-columns-repeated="3"/>
          <table:table-cell table:number-columns-repeated="1003"/>
        </table:table-row>
        <table:table-row table:style-name="ro3">
          <table:table-cell table:number-columns-repeated="6"/>
          <table:table-cell office:value-type="float" office:value="1.46348111395647" calcext:value-type="float">
            <text:p>1.46348111395647</text:p>
          </table:table-cell>
          <table:table-cell office:value-type="float" office:value="0.109090909090909" calcext:value-type="float">
            <text:p>0.109090909090909</text:p>
          </table:table-cell>
          <table:table-cell table:number-columns-repeated="10"/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L</text:p>
          </table:table-cell>
          <table:table-cell table:number-columns-repeated="1003"/>
        </table:table-row>
        <table:table-row table:style-name="ro3">
          <table:table-cell table:number-columns-repeated="6"/>
          <table:table-cell office:value-type="float" office:value="1.3032490396927" calcext:value-type="float">
            <text:p>1.3032490396927</text:p>
          </table:table-cell>
          <table:table-cell office:value-type="float" office:value="0.0681818181818188" calcext:value-type="float">
            <text:p>0.068181818181819</text:p>
          </table:table-cell>
          <table:table-cell table:number-columns-repeated="10"/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M </text:p>
          </table:table-cell>
          <table:table-cell table:number-columns-repeated="1003"/>
        </table:table-row>
        <table:table-row table:style-name="ro3">
          <table:table-cell table:number-columns-repeated="6"/>
          <table:table-cell office:value-type="float" office:value="1.22757202304738" calcext:value-type="float">
            <text:p>1.22757202304738</text:p>
          </table:table-cell>
          <table:table-cell office:value-type="float" office:value="0.0518181818181813" calcext:value-type="float">
            <text:p>0.051818181818181</text:p>
          </table:table-cell>
          <table:table-cell table:number-columns-repeated="10"/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S </text:p>
          </table:table-cell>
          <table:table-cell table:number-columns-repeated="1003"/>
        </table:table-row>
        <table:table-row table:style-name="ro3">
          <table:table-cell table:number-columns-repeated="6"/>
          <table:table-cell office:value-type="float" office:value="1.23697823303457" calcext:value-type="float">
            <text:p>1.23697823303457</text:p>
          </table:table-cell>
          <table:table-cell office:value-type="float" office:value="0.0409090909090906" calcext:value-type="float">
            <text:p>0.040909090909091</text:p>
          </table:table-cell>
          <table:table-cell table:number-columns-repeated="10"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1003"/>
        </table:table-row>
        <table:table-row table:style-name="ro3">
          <table:table-cell table:number-columns-repeated="6"/>
          <table:table-cell office:value-type="float" office:value="1.14766005121639" calcext:value-type="float">
            <text:p>1.14766005121639</text:p>
          </table:table-cell>
          <table:table-cell office:value-type="float" office:value="0.0490909090909089" calcext:value-type="float">
            <text:p>0.049090909090909</text:p>
          </table:table-cell>
          <table:table-cell table:number-columns-repeated="10"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M </text:p>
          </table:table-cell>
          <table:table-cell table:number-columns-repeated="21"/>
          <table:table-cell table:style-name="ce1" table:number-columns-repeated="982"/>
        </table:table-row>
        <table:table-row table:style-name="ro3">
          <table:table-cell table:number-columns-repeated="6"/>
          <table:table-cell office:value-type="float" office:value="1.18106914212548" calcext:value-type="float">
            <text:p>1.18106914212548</text:p>
          </table:table-cell>
          <table:table-cell office:value-type="float" office:value="0.0409138924455825" calcext:value-type="float">
            <text:p>0.040913892445583</text:p>
          </table:table-cell>
          <table:table-cell table:number-columns-repeated="10"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S </text:p>
          </table:table-cell>
          <table:table-cell table:number-columns-repeated="1003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9:45:12.346464950</meta:creation-date>
    <dc:date>2021-04-29T19:45:44.073800300</dc:date>
    <meta:editing-duration>PT32S</meta:editing-duration>
    <meta:editing-cycles>1</meta:editing-cycles>
    <meta:document-statistic meta:table-count="1" meta:cell-count="61" meta:object-count="0"/>
    <meta:generator>LibreOffice/6.0.7.3$Linux_X86_64 LibreOffice_project/00m0$Build-3</meta:generator>
  </office:meta>
</office:document-meta>
</file>